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2838" calcext:value-type="float">
            <text:p>28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310" calcext:value-type="float">
            <text:p>13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54:30.863201035</meta:creation-date>
    <dc:date>2018-02-02T17:58:02.023564895</dc:date>
    <meta:editing-duration>PT3M31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